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0HsgWLdZOe0E2sp5NnczqhBNYZnXl448GlR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1:20:35.089900126</meta:creation-date>
    <dc:date>2026-03-10T11:21:01.351857486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4.7.2$Linux_X86_64 LibreOffice_project/40$Build-2</meta:generator>
  </office:meta>
</office:document-meta>
</file>